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table:align="margins" style:shadow="none"/>
    </style:style>
    <style:style style:name="Table1.A" style:family="table-column">
      <style:table-column-properties style:column-width="1cm" style:rel-column-width="3449*"/>
    </style:style>
    <style:style style:name="Table1.B" style:family="table-column">
      <style:table-column-properties style:column-width="0.998cm" style:rel-column-width="3443*"/>
    </style:style>
    <style:style style:name="Table1.S" style:family="table-column">
      <style:table-column-properties style:column-width="1.004cm" style:rel-column-width="3459*"/>
    </style:style>
    <style:style style:name="Table1.1" style:family="table-row">
      <style:table-row-properties style:min-row-height="1cm"/>
    </style:style>
    <style:style style:name="Table1.A1" style:family="table-cell">
      <style:table-cell-properties fo:padding="0.097cm" fo:border-left="0.002cm solid #666666" fo:border-right="none" fo:border-top="0.002cm solid #666666" fo:border-bottom="0.002cm solid #666666"/>
    </style:style>
    <style:style style:name="Table1.S1" style:family="table-cell">
      <style:table-cell-properties fo:padding="0.097cm" fo:border="0.002cm solid #666666"/>
    </style:style>
    <style:style style:name="Table1.A2" style:family="table-cell">
      <style:table-cell-properties fo:padding="0.097cm" fo:border-left="0.002cm solid #666666" fo:border-right="none" fo:border-top="none" fo:border-bottom="0.002cm solid #666666"/>
    </style:style>
    <style:style style:name="Table1.S2" style:family="table-cell">
      <style:table-cell-properties fo:padding="0.097cm" fo:border-left="0.002cm solid #666666" fo:border-right="0.002cm solid #666666" fo:border-top="none" fo:border-bottom="0.002cm solid #6666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 table:number-columns-repeated="16"/>
        <table:table-column table:style-name="Table1.S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S1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than Adams</meta:initial-creator>
    <meta:creation-date>2010-11-20T10:26:24</meta:creation-date>
    <meta:printed-by>Jonathan Adams</meta:printed-by>
    <meta:print-date>2011-10-16T16:56:14</meta:print-date>
    <dc:date>2011-10-16T16:56:39</dc:date>
    <dc:creator>Jonathan Adams</dc:creator>
    <meta:editing-duration>PT14M6S</meta:editing-duration>
    <meta:editing-cycles>2</meta:editing-cycles>
    <meta:generator>LibreOffice/3.3$Unix LibreOffice_project/330m19$Build-202</meta:generator>
    <meta:document-statistic meta:table-count="1" meta:image-count="0" meta:object-count="0" meta:page-count="1" meta:paragraph-count="0" meta:word-count="0" meta:character-count="0"/>
  </office:meta>
</office:document-meta>
</file>